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824000003A7443255D65DFD66D8.png" manifest:media-type="image/png"/>
  <manifest:file-entry manifest:full-path="Pictures/10000000000006C80000027571AC4B4CF65B4CE6.png" manifest:media-type="image/png"/>
  <manifest:file-entry manifest:full-path="Pictures/100000000000045C000002B19C18CED7A8887BB2.png" manifest:media-type="image/png"/>
  <manifest:file-entry manifest:full-path="Pictures/10000000000002D8000001D7F558182893DF3C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4.02cm"/>
    </style:style>
    <style:style style:name="co4" style:family="table-column">
      <style:table-column-properties fo:break-before="auto" style:column-width="7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bitmap" draw:fill-color="#ffffc0" draw:fill-image-name="V-Rollers" draw:fill-image-width="0cm" draw:fill-image-height="0cm" style:repeat="stretch" draw:fill-image-ref-point-x="0%" draw:fill-image-ref-point-y="0%" draw:fill-image-ref-point="center" draw:tile-repeat-offset="0% vertical" draw:auto-grow-height="true" draw:auto-grow-width="false" fo:min-height="5.3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bitmap" draw:fill-color="#ffffc0" draw:fill-image-name="spacers" draw:fill-image-width="0cm" draw:fill-image-height="0cm" style:repeat="stretch" draw:fill-image-ref-point-x="0%" draw:fill-image-ref-point-y="0%" draw:fill-image-ref-point="center" draw:tile-repeat-offset="0% vertical" draw:auto-grow-height="true" draw:auto-grow-width="false" fo:min-height="5.3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bitmap" draw:fill-color="#ffffc0" draw:fill-image-name="Linear_25_20Rail" draw:fill-image-width="0cm" draw:fill-image-height="0cm" style:repeat="stretch" draw:fill-image-ref-point-x="0%" draw:fill-image-ref-point-y="0%" draw:fill-image-ref-point="center" draw:tile-repeat-offset="0% vertical" draw:auto-grow-height="true" draw:auto-grow-width="false" fo:min-height="5.3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bitmap" draw:fill-color="#ffffc0" draw:fill-image-name="Lead_25_20screw_25_20nut" draw:fill-image-width="0cm" draw:fill-image-height="0cm" style:repeat="stretch" draw:fill-image-ref-point-x="0%" draw:fill-image-ref-point-y="0%" draw:fill-image-ref-point="center" draw:tile-repeat-offset="0% vertical" draw:auto-grow-height="true" draw:auto-grow-width="false" fo:min-height="5.3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bitmap" draw:fill-color="#ffffc0" draw:fill-image-name="V-Rollers" draw:fill-image-width="0cm" draw:fill-image-height="0cm" style:repeat="stretch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bitmap" draw:fill-color="#ffffc0" draw:fill-image-name="spacers" draw:fill-image-width="0cm" draw:fill-image-height="0cm" style:repeat="stretch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bitmap" draw:fill-color="#ffffc0" draw:fill-image-name="Linear_25_20Rail" draw:fill-image-width="0cm" draw:fill-image-height="0cm" style:repeat="stretch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bitmap" draw:fill-color="#ffffc0" draw:fill-image-name="Lead_25_20screw_25_20nut" draw:fill-image-width="0cm" draw:fill-image-height="0cm" style:repeat="stretch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D Reference</text:p>
          </table:table-cell>
          <table:table-cell table:style-name="ce1" office:value-type="string" calcext:value-type="string">
            <text:p>Fabricatio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20x40 Alu Extrusion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6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Axis Frame</text:p>
          </table:table-cell>
          <table:table-cell office:value-type="string" calcext:value-type="string">
            <text:p>Frame→Depth-V-Slot-2040 v1</text:p>
          </table:table-cell>
          <table:table-cell office:value-type="string" calcext:value-type="string">
            <text:p>Han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20x40 Alu Extrusion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46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 Frame</text:p>
          </table:table-cell>
          <table:table-cell office:value-type="string" calcext:value-type="string">
            <text:p>Frame→Width-V-Slot-2020 v1</text:p>
          </table:table-cell>
          <table:table-cell office:value-type="string" calcext:value-type="string">
            <text:p>Han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20x40 Alu Extrusion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460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Axis-Holds the Z Axis</text:p>
          </table:table-cell>
          <table:table-cell office:value-type="string" calcext:value-type="string">
            <text:p>Frame-&gt;X_Axis_V-Slot-2040 v1</text:p>
          </table:table-cell>
          <table:table-cell office:value-type="string" calcext:value-type="string">
            <text:p>Han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20x40 Alu Extrusion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Axis</text:p>
          </table:table-cell>
          <table:table-cell office:value-type="string" calcext:value-type="string">
            <text:p>Frame→X_Axis_V-Slot-2040 v1</text:p>
          </table:table-cell>
          <table:table-cell office:value-type="string" calcext:value-type="string">
            <text:p>Han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Rollers Wheel V slot with 6mm Eccentric Column and 6mm Aluminium Column</text:p>
          </table:table-cell>
          <table:table-cell/>
          <table:table-cell office:value-type="string" calcext:value-type="string">
            <text:p>6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 Slot roller wheel kit</text:p>
          </table:table-cell>
          <table:table-cell/>
          <table:table-cell office:value-type="string" calcext:value-type="string">
            <text:p>COTS</text:p>
          </table:table-cell>
          <table:table-cell office:value-type="string" calcext:value-type="string">
            <office:annotation draw:style-name="gr1" draw:text-style-name="P2" svg:width="10.301cm" svg:height="5.58cm" svg:x="31.371cm" svg:y="0.758cm" draw:caption-point-x="-0.61cm" draw:caption-point-y="1.51cm">
              <dc:date>2024-12-02T00:00:00</dc:date>
              <text:p text:style-name="P1"><text:span text:style-name="T1"/></text:p>
              <text:p text:style-name="P1"><text:span text:style-name="T1"/></text:p>
            </office:annotation>
            <text:p>Hover For Imag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Y Gantry Plat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9mm Thi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ntry→Frame→Y_Motor_Bracket_40</text:p>
          </table:table-cell>
          <table:table-cell office:value-type="string" calcext:value-type="string">
            <text:p>Las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X Gantry Plate Back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9mm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 of X axis holds the motor</text:p>
          </table:table-cell>
          <table:table-cell office:value-type="string" calcext:value-type="string">
            <text:p>Gantry-&gt;Frame-&gt;X_Axis_Gantry_Back_Motor</text:p>
          </table:table-cell>
          <table:table-cell office:value-type="string" calcext:value-type="string">
            <text:p>Lase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X Axis Spacer Block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→Z axis spacer</text:p>
          </table:table-cell>
          <table:table-cell/>
          <table:table-cell office:value-type="string" calcext:value-type="string">
            <text:p>COTS</text:p>
          </table:table-cell>
          <table:table-cell office:value-type="string" calcext:value-type="string">
            <office:annotation draw:style-name="gr2" draw:text-style-name="P3" svg:width="10.301cm" svg:height="5.58cm" svg:x="31.371cm" svg:y="2.112cm" draw:caption-point-x="-0.61cm" draw:caption-point-y="1.51cm">
              <dc:date>2024-11-30T00:00:00</dc:date>
              <text:p text:style-name="P1"><text:span text:style-name="T1"/></text:p>
              <text:p text:style-name="P1"><text:span text:style-name="T1"/></text:p>
            </office:annotation>
            <text:p>Hover For Ima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X Gantry Plate Front</text:p>
          </table:table-cell>
          <table:table-cell office:value-type="string" calcext:value-type="string">
            <text:p>6061 Aluminium</text:p>
          </table:table-cell>
          <table:table-cell office:value-type="string" calcext:value-type="string">
            <text:p>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 of X axis holds the Z axis</text:p>
          </table:table-cell>
          <table:table-cell/>
          <table:table-cell office:value-type="string" calcext:value-type="string">
            <text:p>Machine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Z Axis Motor Holde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9mm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s the Z axis Motor</text:p>
          </table:table-cell>
          <table:table-cell office:value-type="string" calcext:value-type="string">
            <text:p>Gantry→Frame→Z_Axis_Motor_Bracket</text:p>
          </table:table-cell>
          <table:table-cell office:value-type="string" calcext:value-type="string">
            <text:p>Laser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Z Axis Linear Rail Mount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9mm Th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">Gantry→Frame→Z_Axis&gt;Z_Floating_Head-&gt;</text:span>Linear_Rail_Mount</text:p>
          </table:table-cell>
          <table:table-cell office:value-type="string" calcext:value-type="string">
            <text:p>Lase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LML9B Linear Rail</text:p>
          </table:table-cell>
          <table:table-cell/>
          <table:table-cell office:value-type="string" calcext:value-type="string">
            <text:p>W9mm L1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ing head linear rail</text:p>
          </table:table-cell>
          <table:table-cell/>
          <table:table-cell office:value-type="string" calcext:value-type="string">
            <text:p>COTS</text:p>
          </table:table-cell>
          <table:table-cell office:value-type="string" calcext:value-type="string">
            <office:annotation draw:style-name="gr3" draw:text-style-name="P4" svg:width="10.301cm" svg:height="5.58cm" svg:x="31.371cm" svg:y="3.926cm" draw:caption-point-x="-0.61cm" draw:caption-point-y="1.51cm">
              <dc:date>2024-11-30T00:00:00</dc:date>
              <text:p text:style-name="P1"><text:span text:style-name="T1"><text:tab/></text:span><text:span text:style-name="T1"><text:tab/></text:span><text:span text:style-name="T1"><text:tab/></text:span></text:p>
              <text:p text:style-name="P1"><text:span text:style-name="T1"/></text:p>
            </office:annotation>
            <text:p>Hover For Im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Torch Holder Mount</text:p>
          </table:table-cell>
          <table:table-cell office:value-type="string" calcext:value-type="string">
            <text:p>6061 Aluminium</text:p>
          </table:table-cell>
          <table:table-cell office:value-type="string" calcext:value-type="string">
            <text:p>3mm Thick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ating Head torch holder</text:p>
          </table:table-cell>
          <table:table-cell office:value-type="string" calcext:value-type="string">
            <text:p>Gantry→Frame→Z_Axis&gt;Z_Floating_Head→Torch_Holder_Mount</text:p>
          </table:table-cell>
          <table:table-cell office:value-type="string" calcext:value-type="string">
            <text:p>Machined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Torch Holder</text:p>
          </table:table-cell>
          <table:table-cell office:value-type="string" calcext:value-type="string">
            <text:p>PLA ( can also use ABS, PTEG etc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ch Holder</text:p>
          </table:table-cell>
          <table:table-cell office:value-type="string" calcext:value-type="string">
            <text:p>Gantry→Frame→Z_Axis&gt;Z_Floating_Head→Torch_Holder→Fixed</text:p>
          </table:table-cell>
          <table:table-cell office:value-type="string" calcext:value-type="string">
            <text:p>3D Printed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T8 Lead Screw</text:p>
          </table:table-cell>
          <table:table-cell/>
          <table:table-cell office:value-type="string" calcext:value-type="string">
            <text:p>150mm (2mm Pitch 8mm Lea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Axis Lead screw</text:p>
          </table:table-cell>
          <table:table-cell/>
          <table:table-cell office:value-type="string" calcext:value-type="string">
            <text:p>COT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Lead Screw Nut</text:p>
          </table:table-cell>
          <table:table-cell/>
          <table:table-cell office:value-type="string" calcext:value-type="string">
            <text:p>2mm Pitch 8mm 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 Axis Lead screw nut</text:p>
          </table:table-cell>
          <table:table-cell/>
          <table:table-cell office:value-type="string" calcext:value-type="string">
            <text:p>COTS</text:p>
          </table:table-cell>
          <table:table-cell office:value-type="string" calcext:value-type="string">
            <office:annotation draw:style-name="gr4" draw:text-style-name="P5" svg:width="10.301cm" svg:height="5.58cm" svg:x="31.371cm" svg:y="6.007cm" draw:caption-point-x="-0.61cm" draw:caption-point-y="1.235cm">
              <dc:date>2024-11-30T00:00:00</dc:date>
              <text:p text:style-name="P1"><text:span text:style-name="T1"><text:tab/></text:span><text:span text:style-name="T1"><text:tab/></text:span><text:span text:style-name="T1"><text:tab/></text:span></text:p>
              <text:p text:style-name="P1"><text:span text:style-name="T1"/></text:p>
            </office:annotation>
            <text:p>Hover For Imag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20x20 L Bracket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6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 Axis Cable Chain Mount</text:p>
          </table:table-cell>
          <table:table-cell/>
          <table:table-cell office:value-type="string" calcext:value-type="string">
            <text:p>Han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20x20 L Bracket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46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Axis Cable Chain Mount</text:p>
          </table:table-cell>
          <table:table-cell/>
          <table:table-cell office:value-type="string" calcext:value-type="string">
            <text:p>Han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ntry</text:p>
          </table:table-cell>
          <table:table-cell office:value-type="string" calcext:value-type="string">
            <text:p>Cable Holder Spacers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unting block for cable holders</text:p>
          </table:table-cell>
          <table:table-cell office:value-type="string" calcext:value-type="string">
            <text:p>Gantry→Frame→Standoffs→Cable_Chain_Standoffs</text:p>
          </table:table-cell>
          <table:table-cell office:value-type="string" calcext:value-type="string">
            <text:p>3D Printe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lectronics </text:p>
          </table:table-cell>
          <table:table-cell office:value-type="string" calcext:value-type="string">
            <text:p>Housing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onics Hous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fill-image draw:name="Lead_25_20screw_25_20nut" draw:display-name="Lead%20screw%20nut" xlink:href="Pictures/10000000000002D8000001D7F558182893DF3CF0.png" xlink:type="simple" xlink:show="embed" xlink:actuate="onLoad"/>
    <draw:fill-image draw:name="Linear_25_20Rail" draw:display-name="Linear%20Rail" xlink:href="Pictures/100000000000045C000002B19C18CED7A8887BB2.png" xlink:type="simple" xlink:show="embed" xlink:actuate="onLoad"/>
    <draw:fill-image draw:name="V-Rollers" xlink:href="Pictures/10000000000006C80000027571AC4B4CF65B4CE6.png" xlink:type="simple" xlink:show="embed" xlink:actuate="onLoad"/>
    <draw:fill-image draw:name="spacers" xlink:href="Pictures/1000000000000824000003A7443255D65DFD66D8.pn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0:12:05.284543699</meta:creation-date>
    <dc:date>2024-12-02T14:21:16.541214347</dc:date>
    <meta:editing-duration>PT1H5M24S</meta:editing-duration>
    <meta:editing-cycles>9</meta:editing-cycles>
    <meta:generator>LibreOffice/7.3.7.2$Linux_X86_64 LibreOffice_project/30$Build-2</meta:generator>
    <meta:document-statistic meta:table-count="1" meta:cell-count="175" meta:object-count="0"/>
  </office:meta>
</office:document-meta>
</file>